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weight="bold" style:font-weight-asian="bold" fo:font-style="italic" style:font-style-asian="italic"/>
    </style:style>
    <style:style style:name="T17" style:parent-style-name="DefaultParagraphFont" style:family="text">
      <style:text-properties fo:font-style="italic" style:font-style-asian="italic"/>
    </style:style>
    <style:style style:name="P18" style:parent-style-name="Standard" style:family="paragraph">
      <style:text-properties fo:font-style="italic" style:font-style-asian="italic"/>
    </style:style>
    <style:style style:name="T19" style:parent-style-name="DefaultParagraphFont" style:family="text">
      <style:text-properties fo:font-weight="bold" style:font-weight-asian="bold" fo:font-style="italic" style:font-style-asian="italic"/>
    </style:style>
    <style:style style:name="T20" style:parent-style-name="DefaultParagraphFont" style:family="text">
      <style:text-properties fo:font-weight="bold" style:font-weight-asian="bold"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weight="bold" style:font-weight-asian="bold" fo:font-style="italic" style:font-style-asian="italic"/>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style="italic" style:font-style-asian="italic"/>
    </style:style>
    <style:style style:name="P26" style:parent-style-name="Standard" style:family="paragraph">
      <style:text-properties fo:font-style="italic" style:font-style-asian="italic"/>
    </style:style>
    <style:style style:name="T27" style:parent-style-name="DefaultParagraphFont" style:family="text">
      <style:text-properties fo:font-weight="bold" style:font-weight-asian="bold" fo:font-style="italic" style:font-style-asian="italic"/>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weight="bold" style:font-weight-asian="bold" fo:font-style="italic" style:font-style-asian="italic"/>
    </style:style>
    <style:style style:name="T33" style:parent-style-name="DefaultParagraphFont" style:family="text">
      <style:text-properties fo:font-style="italic" style:font-style-asian="italic"/>
    </style:style>
    <style:style style:name="P34" style:parent-style-name="Standard" style:family="paragraph">
      <style:text-properties fo:font-style="italic" style:font-style-asian="italic"/>
    </style:style>
    <style:style style:name="T35" style:parent-style-name="DefaultParagraphFont" style:family="text">
      <style:text-properties fo:font-weight="bold" style:font-weight-asian="bold"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weight="bold" style:font-weight-asian="bold"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P41" style:parent-style-name="Standard" style:family="paragraph">
      <style:text-properties fo:font-style="italic" style:font-style-asian="italic"/>
    </style:style>
    <style:style style:name="T42" style:parent-style-name="DefaultParagraphFont" style:family="text">
      <style:text-properties fo:font-weight="bold" style:font-weight-asian="bold"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weight="bold" style:font-weight-asian="bold"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P49" style:parent-style-name="Standard" style:family="paragraph">
      <style:text-properties fo:font-style="italic" style:font-style-asian="italic"/>
    </style:style>
    <style:style style:name="T50" style:parent-style-name="DefaultParagraphFont" style:family="text">
      <style:text-properties fo:font-weight="bold" style:font-weight-asian="bold"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weight="bold" style:font-weight-asian="bold"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P57" style:parent-style-name="Standard" style:family="paragraph">
      <style:text-properties fo:font-style="italic" style:font-style-asian="italic"/>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weight="bold" style:font-weight-asian="bold"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P64" style:parent-style-name="Standard" style:family="paragraph">
      <style:text-properties fo:font-style="italic" style:font-style-asian="italic"/>
    </style:style>
    <style:style style:name="T65" style:parent-style-name="DefaultParagraphFont" style:family="text">
      <style:text-properties fo:font-weight="bold" style:font-weight-asian="bold"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P72" style:parent-style-name="Standard" style:family="paragraph">
      <style:text-properties fo:font-style="italic" style:font-style-asian="italic"/>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P79" style:parent-style-name="Standard" style:family="paragraph">
      <style:text-properties fo:font-style="italic" style:font-style-asian="italic"/>
    </style:style>
    <style:style style:name="T80" style:parent-style-name="DefaultParagraphFont" style:family="text">
      <style:text-properties fo:font-weight="bold" style:font-weight-asian="bold"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weight="bold" style:font-weight-asian="bold"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P87" style:parent-style-name="Standard" style:family="paragraph">
      <style:text-properties fo:font-style="italic" style:font-style-asian="italic"/>
    </style:style>
    <style:style style:name="T88" style:parent-style-name="DefaultParagraphFont" style:family="text">
      <style:text-properties fo:font-weight="bold" style:font-weight-asian="bold"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weight="bold" style:font-weight-asian="bold" fo:font-style="italic" style:font-style-asian="italic"/>
    </style:style>
    <style:style style:name="T92"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According to you i</text:span><text:span text:style-name="T13">s it easy or diificult to use</text:span><text:span text:style-name="T14"><text:s/>Data Churn</text:span><text:span text:style-name="T15">?</text:span></text:p>
      <text:p text:style-name="Standard"><text:span text:style-name="T16">HU:</text:span><text:span text:style-name="T17"><text:s/>It is a difficult tool to use, I must admit, but the team has learnt how to make the most of it.</text:span></text:p>
      <text:p text:style-name="P18"/>
      <text:p text:style-name="Standard"><text:span text:style-name="T19">CD:</text:span><text:span text:style-name="T20"><text:s/></text:span><text:span text:style-name="T21">If its difficult to use then<text:s/></text:span><text:span text:style-name="T22">how do you address the problems faced by the team ?</text:span></text:p>
      <text:p text:style-name="Standard"><text:span text:style-name="T23"><text:s/></text:span><text:span text:style-name="T24">HU:</text:span><text:span text:style-name="T25"><text:s/>It does not affect us much. We have trained a team of five people on how to use Data Churn effectively.</text:span></text:p>
      <text:p text:style-name="P26"/>
      <text:p text:style-name="Standard"><text:span text:style-name="T27">C</text:span><text:span text:style-name="T28">D:</text:span><text:span text:style-name="T29"><text:s/></text:span><text:span text:style-name="T30">Has the team ever failed to run Data Churn</text:span><text:span text:style-name="T31">?</text:span></text:p>
      <text:p text:style-name="Standard"><text:span text:style-name="T32">HU:</text:span><text:span text:style-name="T33"><text:s/>Not much. The requests pile up only when one of the five members quits our organisation and we are waiting for a new member to be trained on Data Churn.</text:span></text:p>
      <text:p text:style-name="P34"/>
      <text:p text:style-name="Standard"><text:span text:style-name="T35">CD:</text:span><text:span text:style-name="T36"><text:s/>Why are members of the team quitting</text:span><text:span text:style-name="T37">?</text:span></text:p>
      <text:p text:style-name="Standard"><text:span text:style-name="T38">HU:</text:span><text:span text:style-name="T39"><text:s/>Yes, our team members certainly do not like using<text:s/></text:span><text:span text:style-name="T40">Data Churn and tend to quit within 12–18 months.</text:span></text:p>
      <text:p text:style-name="P41"/>
      <text:p text:style-name="Standard"><text:span text:style-name="T42">CD:</text:span><text:span text:style-name="T43"><text:s/>How long does it take to train the new recruits</text:span><text:span text:style-name="T44">?</text:span></text:p>
      <text:p text:style-name="Standard"><text:span text:style-name="T45">HU:</text:span><text:span text:style-name="T46"><text:s/>It takes 4–6 weeks of training for a new team member to use Data Churn competently. So, that is at least 1.5 months of salary incurred as training cost. In addition to that, we also ma</text:span><text:span text:style-name="T47">ke a separate payment for the new team member to complete certain training projects, certifications and quizzes provided by Data Churn, which costs about a month’s salary of a team member. So yes, our training cost is quite high. And so far in this year, w</text:span><text:span text:style-name="T48">e have trained six new members because of employee attrition.</text:span></text:p>
      <text:p text:style-name="P49"/>
      <text:p text:style-name="Standard"><text:span text:style-name="T50">CD:</text:span><text:span text:style-name="T51"><text:s/></text:span><text:span text:style-name="T52">Do you provide the training programme within the company and how much does one pay</text:span><text:span text:style-name="T53">?</text:span></text:p>
      <text:p text:style-name="Standard"><text:span text:style-name="T54">HU:</text:span><text:span text:style-name="T55"><text:s/>Data Churn offers services as well, wherein they provide us one of their trained employees as an additional team member when one of our team members leaves and we are in the process of training a new one. But they charge really high rates for it, which is</text:span><text:span text:style-name="T56"><text:s/>about three times what we pay our team members. So, we either use that option to handle heavy workloads when we are short-handed, or we pay overtime for the existing trained team members.</text:span></text:p>
      <text:p text:style-name="P57"/>
      <text:p text:style-name="Standard"><text:span text:style-name="T58">CD:</text:span><text:span text:style-name="T59"><text:s/>Do you pay extra salary for overtime<text:s/></text:span><text:span text:style-name="T60">?</text:span></text:p>
      <text:p text:style-name="Standard"><text:span text:style-name="T61">HD:</text:span><text:span text:style-name="T62"><text:s/>Yes, our overtime pay rate is do</text:span><text:span text:style-name="T63">uble the normal salary. But even with overtime pay, the existing team members are not willing to do the extra work, which leads to further attrition.</text:span></text:p>
      <text:p text:style-name="P64"/>
      <text:p text:style-name="Standard"><text:span text:style-name="T65">CD:</text:span><text:span text:style-name="T66"><text:s/>Got it. But when you employ contractors from Data Churn, who do not know your data as well as your te</text:span><text:span text:style-name="T67">am members, does that not affect the quality of the work?</text:span></text:p>
      <text:p text:style-name="Standard"><text:span text:style-name="T68">HU:</text:span><text:span text:style-name="T69"><text:s/>Absolutely, data knowledge is key to our work. So, when we employ Data Churn<text:s/></text:span><text:soft-page-break/><text:span text:style-name="T70">contractors, the quality of their analysis and insights is not as good as what our team members would produce because</text:span><text:span text:style-name="T71"><text:s/>the former do not have in-depth knowledge of our data. Because of this, our existing team members need to <text:s/>review their work, which leads to duplication of effort.</text:span></text:p>
      <text:p text:style-name="P72"/>
      <text:p text:style-name="Standard"><text:span text:style-name="T73">CD:</text:span><text:span text:style-name="T74"><text:s/></text:span><text:span text:style-name="T75">You must make your team members feel safe within the organisation then automatically the team would function efficiently and effectively.</text:span></text:p>
      <text:p text:style-name="Standard"><text:span text:style-name="T76">HU:</text:span><text:span text:style-name="T77"><text:s/>Tell me about it! I keep getting escalations every other day fro</text:span><text:span text:style-name="T78">m the heads of various departments that my team is not functioning optimally. I wish I could get some peace of mind at times. Data Churn is certainly not helping our case!</text:span></text:p>
      <text:p text:style-name="P79"/>
      <text:p text:style-name="Standard"><text:span text:style-name="T80">CD:</text:span><text:span text:style-name="T81"><text:s/>Does the stress of all the department trouble you<text:s/></text:span><text:span text:style-name="T82">?</text:span></text:p>
      <text:p text:style-name="Standard"><text:span text:style-name="T83">HU:</text:span><text:span text:style-name="T84"><text:s/>It definitely does. Our business is b</text:span><text:span text:style-name="T85">ecoming more and more data driven, and all the departments are highly reliant on us to provide on-time quality insights. Else, their decisions are delayed or are sub-optimal. Just last week, the Head of Marketing was on my case on the phone, talking about<text:s/></text:span><text:span text:style-name="T86">how their marketing campaign was delayed by more than two weeks during the peak season because my team could not share insights on which stores are to be targeted for the campaign.</text:span></text:p>
      <text:p text:style-name="P87"/>
      <text:p text:style-name="Standard"><text:span text:style-name="T88">CD:</text:span><text:span text:style-name="T89"><text:s/>It sounds like Data Churn is causing employee attrition, high training</text:span><text:span text:style-name="T90"><text:s/>costs, high overtime costs, high contractor costs, low-quality output, duplication of effort and delays, thus affecting critical business decisions. Is that a fair summary?</text:span></text:p>
      <text:p text:style-name="Standard"><text:span text:style-name="T91">HU:</text:span><text:span text:style-name="T92"><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RSHIT</meta:initial-creator>
    <dc:creator>HARSHIT</dc:creator>
    <meta:creation-date>2021-10-29T09:37:00Z</meta:creation-date>
    <dc:date>2021-10-29T09:37:00Z</dc:date>
    <meta:template xlink:href="Normal" xlink:type="simple"/>
    <meta:editing-cycles>2</meta:editing-cycles>
    <meta:editing-duration>PT60S</meta:editing-duration>
    <meta:document-statistic meta:page-count="2" meta:paragraph-count="8" meta:word-count="615" meta:character-count="4113" meta:row-count="29" meta:non-whitespace-character-count="3506"/>
  </office:meta>
</office:document-meta>
</file>